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7fb92" officeooo:paragraph-rsid="0017fb92"/>
    </style:style>
    <style:style style:name="P2" style:family="paragraph" style:parent-style-name="Standard">
      <style:paragraph-properties fo:line-height="150%"/>
      <style:text-properties officeooo:rsid="001838b9" officeooo:paragraph-rsid="001838b9"/>
    </style:style>
    <style:style style:name="P3" style:family="paragraph" style:parent-style-name="Standard">
      <style:paragraph-properties fo:margin-top="0cm" fo:margin-bottom="0.101cm" loext:contextual-spacing="false" fo:line-height="100%" fo:text-align="justify" style:justify-single-word="false"/>
      <style:text-properties fo:font-size="11pt" officeooo:rsid="001838b9" officeooo:paragraph-rsid="0017fb92" style:font-size-asian="11pt" style:font-size-complex="11pt"/>
    </style:style>
    <style:style style:name="P4" style:family="paragraph" style:parent-style-name="Text_20_body">
      <style:paragraph-properties fo:margin-top="0cm" fo:margin-bottom="0.101cm" loext:contextual-spacing="false" fo:line-height="100%" fo:text-align="justify" style:justify-single-word="false"/>
      <style:text-properties fo:font-size="11pt" officeooo:rsid="001838b9" officeooo:paragraph-rsid="0017fb92" style:font-size-asian="11pt" style:font-size-complex="11pt"/>
    </style:style>
    <style:style style:name="P5" style:family="paragraph" style:parent-style-name="Text_20_body">
      <style:paragraph-properties fo:margin-top="0cm" fo:margin-bottom="0.101cm" loext:contextual-spacing="false" fo:line-height="100%" fo:text-align="justify" style:justify-single-word="false"/>
      <style:text-properties fo:font-size="11pt" style:font-size-asian="11pt" style:font-size-complex="11pt"/>
    </style:style>
    <style:style style:name="T1" style:family="text">
      <style:text-properties officeooo:rsid="001838b9"/>
    </style:style>
    <style:style style:name="T2" style:family="text">
      <style:text-properties officeooo:rsid="001946e1"/>
    </style:style>
    <style:style style:name="T3" style:family="text">
      <style:text-properties fo:font-weight="bold"/>
    </style:style>
    <style:style style:name="T4" style:family="text">
      <style:text-properties fo:font-style="italic"/>
    </style:style>
    <style:style style:name="T5" style:family="text">
      <style:text-properties fo:font-style="italic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yui_3_17_2_2_1431553697309_1856"/><text:span text:style-name="T3">Auto-FT Veículos S.A.</text:span> </text:p>
      <text:p text:style-name="P5"/>
      <text:p text:style-name="P5">O programa deste exercício emula a situação de uma concessionária de veículos e supõe um vendedor que atende um cliente interessado na compra de um carro. O sistema permite configurar o veículo de acordo com as escolhas do cliente e imprimir (em tela) um orçamento.Parte do código fonte está disponível no Ensino Aberto. </text:p>
      <text:p text:style-name="P5"/>
      <text:p text:style-name="P5">A seguir, as tarefas que devem ser feitas pelo grupo:</text:p>
      <text:p text:style-name="P5"/>
      <text:p text:style-name="P5">1.Baixe o código-fonte;</text:p>
      <text:p text:style-name="P5">2. Desenhe o diagrama de classes do programa (gere um .pdf para entrega);</text:p>
      <text:p text:style-name="P5">3. Está ausente o arquivo "Concessionaria.h”; recrie-o com base em "Concessionaria.cpp”;</text:p>
      <text:p text:style-name="P5">4. Está ausente o arquivo "Cambio.cpp”; recrie-o com base em "Cambio.h” e nas implementações de <text:span text:style-name="T3">Motor</text:span> e <text:span text:style-name="T3">Cor</text:span>;</text:p>
      <text:p text:style-name="P5">5. Estude a classe <text:span text:style-name="T3">Menu</text:span> e seu uso para diversas situações no programa;</text:p>
      <text:p text:style-name="P5">6. Compile e rode o sistema, que deve estar operando corretamente; a funcionalidade de imprimir orçamento <text:span text:style-name="T5">não</text:span> está disponível;</text:p>
      <text:p text:style-name="P5">7. Escreva o método <text:span text:style-name="T4">imprimirOrcto()</text:span> da classe <text:span text:style-name="T3">Sistema</text:span> (existe, mas está vazio); o método deve usar somente os atributos <text:span text:style-name="T4">cliente</text:span> (para imprimir dados da concessionária no cabeçalho do orçamento) e o <text:span text:style-name="T4">vector orçamento</text:span> (para contabilizar os preços dos itens); veja o método <text:span text:style-name="T4">boasVindas()</text:span> para aproveitar ideias;</text:p>
      <text:p text:style-name="P5">8. Crie a classe <text:span text:style-name="T3">ConcessionariaModerna</text:span>, derivada de <text:span text:style-name="T3">Concessionaria</text:span>, com novos atributos que facilitam contato dos clientes: <text:span text:style-name="T4">site, facebook, tweeter e whatsapp</text:span>; use essa classe na função <text:span text:style-name="T5">main</text:span> e altere o programa para exibir também estes novos dados em <text:span text:style-name="T5">todas</text:span> as ocasiões em que dados da concessionária forem apresentados;</text:p>
      <text:p text:style-name="P5">9. A partir de <text:span text:style-name="T3">ItemVenda</text:span>, derive: <text:span text:style-name="T3">Direcao</text:span>, <text:span text:style-name="T3">Rodas</text:span> e <text:span text:style-name="T3">Sonorizacao</text:span> para que novos acessórios possam ser colocados nas configurações dos veículos; crie <text:span text:style-name="T4">vários</text:span> objetos de cada uma destas três classes no método <text:span text:style-name="T3">Sistema</text:span>::<text:span text:style-name="T4">carregarEstoque()</text:span>; altere <text:span text:style-name="T3">Sistema</text:span>::<text:span text:style-name="T4">iniciarVenda()</text:span> para solicitar estes acessórios também; em <text:span text:style-name="T3">Sistema</text:span>, escreva os métodos <text:span text:style-name="T4">escolheDirecao(), escolheRoda() </text:span>e <text:span text:style-name="T4">escolheSonorizacao</text:span>();</text:p>
      <text:p text:style-name="P5">10. Confira: <text:span text:style-name="T3">Sistema</text:span>::<text:span text:style-name="T4">imprimirOrcto()</text:span> <text:span text:style-name="T5">não</text:span> deve precisar de modificações;</text:p>
      <text:p text:style-name="P5">11. Altere todos os métodos <text:span text:style-name="T3">Sistema</text:span>::<text:span text:style-name="T4">escolheXXXX</text:span> para apresentarem também o valor do item oferecido ao cliente; inspire-se em <text:span text:style-name="T4">escolheMotor()</text:span>, que já faz isto, e tome cuidado para não usar "++” sobre um <text:span text:style-name="T4">iterator</text:span> mais vezes que o devido;</text:p>
      <text:p text:style-name="P5">12. Apresente o diagrama de classes e o projeto rodando <text:span text:style-name="T5">em aula</text:span>, conforme o cronograma da turma;</text:p>
      <text:p text:style-name="P5">13. Gere <text:span text:style-name="T3">um</text:span> (1) arquivo .zip com os fontes e o diagrama de classes e carregue-o no Ensino Aberto;</text:p>
      <text:p text:style-name="P5">14. <text:span text:style-name="T4">Estude muito bem o código-fonte para aprender técnicas e opções de codificação; algumas delas poderão ser solicitadas nas próximas avaliações.</text:span></text:p>
      <text:p text:style-name="P5"/>
      <text:p text:style-name="P5">Boa diversão!</text:p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16:34:51.016239766</meta:creation-date>
    <dc:date>2015-05-13T18:49:23.962125297</dc:date>
    <meta:editing-duration>PT4M12S</meta:editing-duration>
    <meta:editing-cycles>1</meta:editing-cycles>
    <meta:document-statistic meta:table-count="0" meta:image-count="0" meta:object-count="0" meta:page-count="1" meta:paragraph-count="18" meta:word-count="391" meta:character-count="2557" meta:non-whitespace-character-count="2182"/>
    <meta:generator>LibreOffice/4.3.6.2$Linux_X86_64 LibreOffice_project/430$Build-2</meta:generator>
  </office:meta>
</office:document-meta>
</file>